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4000000180CA2588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width="6in" svg:height="4in" draw:z-index="0"><draw:image xlink:href="Pictures/100000000000024000000180CA2588A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10T15:52:34.296276785</meta:creation-date>
    <dc:date>2025-04-10T15:53:17.954640052</dc:date>
    <meta:editing-duration>PT44S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24.2.7.2$Linux_X86_64 LibreOffice_project/420$Build-2</meta:generator>
  </office:meta>
</office:document-meta>
</file>